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ba449" style:font-size-asian="11pt" style:font-size-complex="11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310ce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7585a" style:font-style-asian="normal" style:font-style-complex="normal"/>
    </style:style>
    <style:style style:name="T90" style:family="text">
      <style:text-properties fo:font-style="normal" officeooo:rsid="0428dc34" style:font-style-asian="normal" style:font-style-complex="normal"/>
    </style:style>
    <style:style style:name="T91" style:family="text">
      <style:text-properties fo:font-style="normal" officeooo:rsid="042a9341" style:font-style-asian="normal" style:font-style-complex="normal"/>
    </style:style>
    <style:style style:name="T92" style:family="text">
      <style:text-properties fo:font-style="normal" officeooo:rsid="042ac087" style:font-style-asian="normal" style:font-style-complex="normal"/>
    </style:style>
    <style:style style:name="T93" style:family="text">
      <style:text-properties fo:font-style="normal" officeooo:rsid="042ba449" style:font-style-asian="normal" style:font-style-complex="normal"/>
    </style:style>
    <style:style style:name="T94" style:family="text">
      <style:text-properties fo:font-style="normal" officeooo:rsid="042e91af" style:font-style-asian="normal" style:font-style-complex="normal"/>
    </style:style>
    <style:style style:name="T95" style:family="text">
      <style:text-properties fo:font-style="normal" officeooo:rsid="042f626c" style:font-style-asian="normal" style:font-style-complex="normal"/>
    </style:style>
    <style:style style:name="T96" style:family="text">
      <style:text-properties fo:font-style="normal" officeooo:rsid="04310ce2" style:font-style-asian="normal" style:font-style-complex="normal"/>
    </style:style>
    <style:style style:name="T97" style:family="text">
      <style:text-properties fo:font-style="normal" officeooo:rsid="04314803" style:font-style-asian="normal" style:font-style-complex="normal"/>
    </style:style>
    <style:style style:name="T98" style:family="text">
      <style:text-properties fo:font-style="normal" officeooo:rsid="043175c2" style:font-style-asian="normal" style:font-style-complex="normal"/>
    </style:style>
    <style:style style:name="T99" style:family="text">
      <style:text-properties fo:font-style="normal" officeooo:rsid="0434eea8" style:font-style-asian="normal" style:font-style-complex="normal"/>
    </style:style>
    <style:style style:name="T100" style:family="text">
      <style:text-properties fo:font-style="normal" officeooo:rsid="0436536b" style:font-style-asian="normal" style:font-style-complex="normal"/>
    </style:style>
    <style:style style:name="T101" style:family="text">
      <style:text-properties officeooo:rsid="000a14f6"/>
    </style:style>
    <style:style style:name="T102" style:family="text">
      <style:text-properties officeooo:rsid="005714b7"/>
    </style:style>
    <style:style style:name="T103" style:family="text">
      <style:text-properties officeooo:rsid="00880dbe"/>
    </style:style>
    <style:style style:name="T104" style:family="text">
      <style:text-properties officeooo:rsid="007c6d62"/>
    </style:style>
    <style:style style:name="T105" style:family="text">
      <style:text-properties officeooo:rsid="01e21ff5"/>
    </style:style>
    <style:style style:name="T106" style:family="text">
      <style:text-properties officeooo:rsid="0233449b"/>
    </style:style>
    <style:style style:name="T107" style:family="text">
      <style:text-properties officeooo:rsid="02317916"/>
    </style:style>
    <style:style style:name="T108" style:family="text">
      <style:text-properties officeooo:rsid="02867bcd"/>
    </style:style>
    <style:style style:name="T109" style:family="text">
      <style:text-properties officeooo:rsid="0063a409"/>
    </style:style>
    <style:style style:name="T110" style:family="text">
      <style:text-properties officeooo:rsid="034a2232"/>
    </style:style>
    <style:style style:name="T111" style:family="text">
      <style:text-properties officeooo:rsid="0387836c"/>
    </style:style>
    <style:style style:name="T112" style:family="text">
      <style:text-properties officeooo:rsid="03a5b103"/>
    </style:style>
    <style:style style:name="T113" style:family="text">
      <style:text-properties officeooo:rsid="03a5e499"/>
    </style:style>
    <style:style style:name="T114" style:family="text">
      <style:text-properties style:font-name="EB Garamond 12 All SC" fo:font-style="normal" officeooo:rsid="03ab3c01" style:font-style-asian="normal" style:font-style-complex="normal"/>
    </style:style>
    <style:style style:name="T115" style:family="text">
      <style:text-properties style:font-name="EB Garamond 12 All SC" fo:font-style="normal" officeooo:rsid="03ad0f49" style:font-style-asian="normal" style:font-style-complex="normal"/>
    </style:style>
    <style:style style:name="T116" style:family="text">
      <style:text-properties officeooo:rsid="03b4652d"/>
    </style:style>
    <style:style style:name="T117" style:family="text">
      <style:text-properties officeooo:rsid="03b75219"/>
    </style:style>
    <style:style style:name="T118" style:family="text">
      <style:text-properties officeooo:rsid="03b7a900"/>
    </style:style>
    <style:style style:name="T119" style:family="text">
      <style:text-properties officeooo:rsid="03bc49f5"/>
    </style:style>
    <style:style style:name="T120" style:family="text">
      <style:text-properties officeooo:rsid="03dfb49a"/>
    </style:style>
    <style:style style:name="T121" style:family="text">
      <style:text-properties officeooo:rsid="023d18e5"/>
    </style:style>
    <style:style style:name="T122" style:family="text">
      <style:text-properties officeooo:rsid="0395da91"/>
    </style:style>
    <style:style style:name="T123" style:family="text">
      <style:text-properties officeooo:rsid="00836784"/>
    </style:style>
    <style:style style:name="T124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16">Esser-</text:span>Skala, 201<text:span text:style-name="T108">8</text:span></text:p>
      <text:p text:style-name="P22"/>
      <text:p text:style-name="P22"/>
      <text:p text:style-name="P17">© 201<text:span text:style-name="T108">8</text:span> by Wolfgang <text:span text:style-name="T116">Esser-</text:span>Skala. This edition is licensed under the<text:span text:style-name="T110"><text:line-break/></text:span>Creative Commons Attribution<text:span text:style-name="T103">-NonCommercial-ShareAlike</text:span> 4.0 International License.<text:span text:style-name="T110"><text:line-break/></text:span>To view a copy of this license, visit http://creativecommons.org/licenses/by<text:span text:style-name="T104">-nc-sa</text:span>/4.0/.</text:p>
      <text:p text:style-name="P16"/>
      <text:p text:style-name="P18">Music engraving by LilyPond 2.18.0 (http://www.lilypond.org).<text:span text:style-name="T102"><text:line-break/>Front matter</text:span> typeset with EB Garamond (http://www.georgduffner.at/ebgaramond).</text:p>
      <text:p text:style-name="P22"/>
      <text:p text:style-name="P15">First <text:span text:style-name="T105">version</text:span>, <text:span text:style-name="T120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0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12">21</text:span>).</text:p>
      <text:p text:style-name="P3"/>
      <text:p text:style-name="P4">In general, this edition closely follows the <text:span text:style-name="T111">manuscript</text:span>. Any changes <text:span text:style-name="T10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21"> cor, horn; fl, flute; Ms, manuscript; o</text:span>rg, basses and organ; <text:span text:style-name="T121">r, rest;</text:span> S,<text:span text:style-name="T122"> </text:span>soprano; T<text:span text:style-name="T123">, </text:span>tenor; <text:span text:style-name="T124">tr, trumpet; vl</text:span>, violin;<text:span text:style-name="T124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14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15">s e q u e n t i a</text:span></text:p>
      <text:p text:style-name="P7"/>
      <text:p text:style-name="P31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85">566<text:tab/>org<text:tab/>2nd quarter in Ms: bes8–r8</text:span><text:span text:style-name="T86"><text:line-break/>597<text:tab/>org<text:tab/>last eighth in Ms: A8</text:span><text:span text:style-name="T90"><text:line-break/></text:span><text:span text:style-name="T87">6</text:span><text:span text:style-name="T90">00</text:span><text:span text:style-name="T87">–6</text:span><text:span text:style-name="T90">02</text:span><text:span text:style-name="T87"><text:tab/>vla</text:span><text:span text:style-name="T94">, vlc</text:span><text:span text:style-name="T87"><text:tab/></text:span><text:span text:style-name="T40">Tremolo repeats missing in Ms.</text:span><text:span text:style-name="T95"><text:line-break/></text:span><text:span text:style-name="T93">6</text:span><text:span text:style-name="T95">04</text:span><text:span text:style-name="T87"><text:tab/>vla</text:span><text:span text:style-name="T95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6"><text:line-break/></text:span><text:span text:style-name="T87">61</text:span><text:span text:style-name="T96">7f</text:span><text:span text:style-name="T87"><text:tab/>vl</text:span><text:span text:style-name="T96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1"><text:line-break/></text:span><text:span text:style-name="T87">6</text:span><text:span text:style-name="T91">31</text:span><text:span text:style-name="T87">–6</text:span><text:span text:style-name="T91">33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2"><text:line-break/></text:span><text:span text:style-name="T87">6</text:span><text:span text:style-name="T91">3</text:span><text:span text:style-name="T92">9f</text:span><text:span text:style-name="T87"><text:tab/>vla</text:span><text:span text:style-name="T98">, vlc</text:span><text:span text:style-name="T87"><text:tab/></text:span><text:span text:style-name="T40">Tremolo repeats missing in Ms.</text:span><text:span text:style-name="T99"><text:line-break/>685<text:tab/>vlc<text:tab/>3rd</text:span><text:span text:style-name="T100"> sixteenth in Ms: g16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07">wolfgang</text:span> (at) <text:span text:style-name="T106">esser-skala</text:span>.at<text:span text:style-name="T107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16">Esser-</text:span>Skala</text:p>
      <text:p text:style-name="P28"><text:span text:style-name="T110"><text:line-break/></text:span>C O N T E N T S</text:p>
      <text:p text:style-name="P20"/>
      <text:p text:style-name="P19"/>
      <text:p text:style-name="P14">Introitus</text:p>
      <text:p text:style-name="P21"><text:tab/>1<text:span text:style-name="T113">.1</text:span><text:tab/><text:span text:style-name="T117">Requiem</text:span><text:tab/><text:span text:style-name="T119">2<text:line-break/><text:tab/>1.2<text:tab/>Te decet hymnus<text:tab/>4<text:line-break/><text:line-break/></text:span><text:span text:style-name="T3">Kyrie</text:span><text:span text:style-name="T117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18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7T21:24:22.317029924</dc:date>
    <dc:creator>Wolfgang Skala</dc:creator>
    <meta:editing-duration>P11DT5H53M22S</meta:editing-duration>
    <meta:editing-cycles>999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995" meta:character-count="5030" meta:non-whitespace-character-count="4028"/>
  </office:meta>
</office:document-meta>
</file>